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Vincent van Gogh ю Nature morte : coquelicots rouges et marguerites ; 1890</text:p>
      <text:p text:style-name="Standard">Huile sur toile, 65,0 x 50,0 cm. Collection privée.</text:p>
      <text:p text:style-name="Standard">Il est resté dans la famille pendant des décennies et a été en exposition permanente à la Albright-Knox Art Gallery à Buffalo pendant 30 ans jusqu'en 2014.</text:p>
      <text:p text:style-name="Standard">En octobre 2014, Vase avec marguerites et coquelicots a été vendu pour 61,8 millions de dollars dans une vente aux enchères Sotheby'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30T15:24:36.870929167</meta:creation-date>
    <dc:date>2022-11-30T15:26:04.783616361</dc:date>
    <meta:editing-duration>PT1M28S</meta:editing-duration>
    <meta:editing-cycles>1</meta:editing-cycles>
    <meta:document-statistic meta:table-count="0" meta:image-count="0" meta:object-count="0" meta:page-count="1" meta:paragraph-count="4" meta:word-count="71" meta:character-count="414" meta:non-whitespace-character-count="347"/>
    <meta:generator>LibreOffice/6.4.7.2$Linux_X86_64 LibreOffice_project/40$Build-2</meta:generator>
  </office:meta>
</office:document-meta>
</file>